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1f940" officeooo:paragraph-rsid="0011f940"/>
    </style:style>
    <style:style style:name="P2" style:family="paragraph" style:parent-style-name="Standard">
      <style:paragraph-properties fo:text-align="start" style:justify-single-word="false"/>
      <style:text-properties officeooo:rsid="0012208e" officeooo:paragraph-rsid="0012208e"/>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208e" officeooo:paragraph-rsid="0012208e"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60941" officeooo:paragraph-rsid="00160941"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1f940" officeooo:paragraph-rsid="0011f940" style:font-size-asian="18pt" style:font-weight-asian="bold" style:font-size-complex="18pt" style:font-weight-complex="bold"/>
    </style:style>
    <style:style style:name="P6" style:family="paragraph" style:parent-style-name="Standard">
      <style:paragraph-properties fo:text-align="justify" style:justify-single-word="false"/>
      <style:text-properties officeooo:rsid="00125d6d" officeooo:paragraph-rsid="00137ce6"/>
    </style:style>
    <style:style style:name="P7" style:family="paragraph" style:parent-style-name="Standard">
      <style:paragraph-properties fo:text-align="justify" style:justify-single-word="false"/>
      <style:text-properties officeooo:rsid="00125d6d" officeooo:paragraph-rsid="00125d6d"/>
    </style:style>
    <style:style style:name="P8" style:family="paragraph" style:parent-style-name="Standard">
      <style:paragraph-properties fo:text-align="justify" style:justify-single-word="false"/>
      <style:text-properties officeooo:rsid="00153bf2" officeooo:paragraph-rsid="00153bf2"/>
    </style:style>
    <style:style style:name="P9" style:family="paragraph" style:parent-style-name="Standard">
      <style:paragraph-properties fo:text-align="justify" style:justify-single-word="false"/>
      <style:text-properties officeooo:rsid="00160941" officeooo:paragraph-rsid="00160941"/>
    </style:style>
    <style:style style:name="T1" style:family="text">
      <style:text-properties officeooo:rsid="00137ce6"/>
    </style:style>
    <style:style style:name="T2" style:family="text">
      <style:text-properties officeooo:rsid="00153b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 rendu TP1</text:p>
      <text:p text:style-name="P1"/>
      <text:p text:style-name="P1"/>
      <text:p text:style-name="P3">Ligne de commande</text:p>
      <text:p text:style-name="P2"/>
      <text:p text:style-name="P6">1/ <text:span text:style-name="T1">Les distances sémantiques à l'exécution et à l'interprétation sont respectivement l'effort a fournir pour comprendre comment lancer le programme et comment interpretter les résultats. Comme on ne sais ni comment se servir du programme (appels corrects ou incorrects) ni à quoi correspondent les résultats, on peut dire que la distance est infinie. Cependant lorsque l'on connaît la sortie du programme (dans le cas d'une erreur et d'une entrée correcte), le resultat est compréhensible sans être pour autant très explicite .</text:span></text:p>
      <text:p text:style-name="P7"/>
      <text:p text:style-name="P7">2 <text:span text:style-name="T2">&amp; 3/</text:span></text:p>
      <text:p text:style-name="P7"/>
      <text:p text:style-name="P8">#!/usr/bin/env python</text:p>
      <text:p text:style-name="P8"># -*- coding: utf-8 -*-</text:p>
      <text:p text:style-name="P8"/>
      <text:p text:style-name="P8">import sys</text:p>
      <text:p text:style-name="P8">from math import *</text:p>
      <text:p text:style-name="P8"/>
      <text:p text:style-name="P8"/>
      <text:p text:style-name="P8">def trace(function, xmin, xmax, nstep, output):</text:p>
      <text:p text:style-name="P8"><text:tab/>output.write("x, %s\n" % function)</text:p>
      <text:p text:style-name="P8"><text:tab/>function = eval("lambda x:" + function)</text:p>
      <text:p text:style-name="P8"><text:tab/></text:p>
      <text:p text:style-name="P8"><text:tab/>step = 1.*(xmax-xmin)/nstep</text:p>
      <text:p text:style-name="P8"><text:tab/>for i in range(nstep+1):</text:p>
      <text:p text:style-name="P8"><text:tab/><text:tab/>x = xmin + i*step</text:p>
      <text:p text:style-name="P8"><text:tab/><text:tab/>try:</text:p>
      <text:p text:style-name="P8"><text:tab/><text:tab/><text:tab/>y = function(x)</text:p>
      <text:p text:style-name="P8"><text:tab/><text:tab/>except:</text:p>
      <text:p text:style-name="P8"><text:tab/><text:tab/><text:tab/>print("Veuillez entrer une fonction mathématique existante")</text:p>
      <text:p text:style-name="P8"><text:tab/><text:tab/><text:tab/>break</text:p>
      <text:p text:style-name="P8"><text:tab/><text:tab/>output.write("%s, %s\n" % (x, y))</text:p>
      <text:p text:style-name="P8"><text:tab/><text:tab/></text:p>
      <text:p text:style-name="P8"/>
      <text:p text:style-name="P8">def main(argv=None):</text:p>
      <text:p text:style-name="P8"><text:tab/>if argv is None:</text:p>
      <text:p text:style-name="P8"><text:tab/><text:tab/>argv = sys.argv</text:p>
      <text:p text:style-name="P8"><text:tab/></text:p>
      <text:p text:style-name="P8"><text:tab/>import getopt</text:p>
      <text:p text:style-name="P8"><text:tab/>try:</text:p>
      <text:p text:style-name="P8"><text:tab/><text:tab/>options, argv = getopt.getopt(argv[1:], "o:", ["output="])</text:p>
      <text:p text:style-name="P8"><text:tab/>except getopt.GetoptError as message:</text:p>
      <text:p text:style-name="P8"><text:tab/><text:tab/>sys.stderr.write("%s\n" % message)</text:p>
      <text:p text:style-name="P8"><text:tab/><text:tab/>sys.exit(1)</text:p>
      <text:p text:style-name="P8"><text:tab/></text:p>
      <text:p text:style-name="P8"><text:tab/>if len(argv) == 1 :</text:p>
      <text:p text:style-name="P8"><text:tab/><text:tab/>function = argv[0]</text:p>
      <text:p text:style-name="P8"><text:tab/><text:tab/>output = sys.stdout</text:p>
      <text:p text:style-name="P8"><text:tab/><text:tab/>xmin, xmax = 0., 1.</text:p>
      <text:p text:style-name="P8"><text:tab/><text:tab/>nstep = 10</text:p>
      <text:p text:style-name="P8"><text:soft-page-break/><text:tab/>elif len(argv) == 4 :</text:p>
      <text:p text:style-name="P8"><text:tab/><text:tab/>try:</text:p>
      <text:p text:style-name="P8"><text:tab/><text:tab/><text:tab/>function = argv[0]</text:p>
      <text:p text:style-name="P8"><text:tab/><text:tab/><text:tab/>xmin = float(argv[1])</text:p>
      <text:p text:style-name="P8"><text:tab/><text:tab/><text:tab/>xmax = float(argv[2])</text:p>
      <text:p text:style-name="P8"><text:tab/><text:tab/><text:tab/>nstep = int(argv[3])</text:p>
      <text:p text:style-name="P8"><text:tab/><text:tab/><text:tab/>output = sys.stdout</text:p>
      <text:p text:style-name="P8"><text:tab/><text:tab/>except ValueError as message:</text:p>
      <text:p text:style-name="P8"><text:tab/><text:tab/><text:tab/>sys.stderr.write("%s\n" % message)</text:p>
      <text:p text:style-name="P8"><text:tab/><text:tab/><text:tab/>print("Rappel : \"fonction\" float float int")</text:p>
      <text:p text:style-name="P8"><text:tab/><text:tab/><text:tab/>sys.exit(1)</text:p>
      <text:p text:style-name="P8"><text:tab/>else :</text:p>
      <text:p text:style-name="P8"><text:tab/><text:tab/>print("Erreur lors de l'utilisation de la fonction !!")</text:p>
      <text:p text:style-name="P8"><text:tab/><text:tab/>print("Veuillez entrer un argument valide : une fonction mathématique valide entre guillemets.")</text:p>
      <text:p text:style-name="P8"><text:tab/><text:tab/>print("Exemple d'utilisation : ./trace.py \"sin(x)\" ")</text:p>
      <text:p text:style-name="P8"><text:tab/><text:tab/>print("Vous pouvez aussi entrer la valeur de départ, la valeur maximale à atteindre et le nombre d'etapes :")</text:p>
      <text:p text:style-name="P8"><text:tab/><text:tab/>print("Exemple d'utilisation : ./trace.py \"sin(x)\" 0.0 1.0 10 ")</text:p>
      <text:p text:style-name="P8"><text:tab/><text:tab/>print("il est possible de spécifier un fichier de sortie: ./trace.py [-o | --output, fichier] \"sin(x)\" [arguments] ")</text:p>
      <text:p text:style-name="P8"><text:tab/><text:tab/>sys.exit(1)</text:p>
      <text:p text:style-name="P8"><text:tab/></text:p>
      <text:p text:style-name="P8"><text:tab/>for option, value in options:</text:p>
      <text:p text:style-name="P8"><text:tab/><text:tab/>if option in ["-o", "--output"]:</text:p>
      <text:p text:style-name="P8"><text:tab/><text:tab/><text:tab/>print("Ecriture realisée dans le fichier : %s\n" % value)</text:p>
      <text:p text:style-name="P8"><text:tab/><text:tab/><text:tab/>output = file(value, "w")</text:p>
      <text:p text:style-name="P8"><text:tab/><text:tab/>else:</text:p>
      <text:p text:style-name="P8"><text:tab/><text:tab/><text:tab/>assert False, "unhandled option"</text:p>
      <text:p text:style-name="P8"><text:tab/><text:tab/><text:tab/></text:p>
      <text:p text:style-name="P8"><text:tab/>trace(function, xmin, xmax, nstep, output)</text:p>
      <text:p text:style-name="P8"/>
      <text:p text:style-name="P8"/>
      <text:p text:style-name="P8">if __name__ == "__main__":</text:p>
      <text:p text:style-name="P8"><text:tab/>sys.exit(main())</text:p>
      <text:p text:style-name="P8"/>
      <text:p text:style-name="P4">Langage graphique 2D</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5:17:27.180737305</meta:creation-date>
    <dc:date>2015-02-09T16:19:21.677342451</dc:date>
    <meta:editing-duration>PT1H1M24S</meta:editing-duration>
    <meta:editing-cycles>6</meta:editing-cycles>
    <meta:generator>LibreOffice/4.2.4.2$Linux_X86_64 LibreOffice_project/420m0$Build-2</meta:generator>
    <meta:document-statistic meta:table-count="0" meta:image-count="0" meta:object-count="0" meta:page-count="2" meta:paragraph-count="69" meta:word-count="344" meta:character-count="2399" meta:non-whitespace-character-count="2009"/>
  </office:meta>
</office:document-meta>
</file>